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  <style:text-properties fo:color="#FF3333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92666666666667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8.445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0.889cm"/>
    </style:style>
    <style:style style:name="co7" style:family="table-column">
      <style:table-column-properties fo:break-before="auto" style:column-width="9.313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34.95pt" style:use-optimal-row-height="false" fo:break-before="auto"/>
    </style:style>
    <style:style style:name="ro2" style:family="table-row">
      <style:table-row-properties style:row-height="82.8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2"/>
        <table:table-column table:style-name="co6" table:number-columns-repeated="12" table:default-cell-style-name="ce12"/>
        <table:table-column table:style-name="co6" table:number-columns-repeated="8" table:default-cell-style-name="ce1"/>
        <table:table-column table:style-name="co7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6" table:number-rows-spanned="1" table:style-name="ce13">
            <text:p>Evaluador: Andrei García Cuadra <text:s text:c="21"/>RUBRICA PARA EVALUACIÓN DEL DISEÑO DE LA WEB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office:value-type="string" table:number-columns-spanned="3" table:number-rows-spanned="1" table:style-name="ce14">
            <text:p>ASPECTOS</text:p>
          </table:table-cell>
          <table:covered-table-cell table:number-columns-repeated="2"/>
          <table:table-cell office:value-type="string" table:style-name="ce2">
            <text:p>PESO</text:p>
          </table:table-cell>
          <table:table-cell office:value-type="string" table:style-name="ce2">
            <text:p>%</text:p>
          </table:table-cell>
          <table:table-cell office:value-type="string" table:style-name="ce3">
            <text:p>1 RAFAEL CANO</text:p>
          </table:table-cell>
          <table:table-cell office:value-type="string" table:style-name="ce3">
            <text:p>2 SERGIO CARRILLO</text:p>
          </table:table-cell>
          <table:table-cell office:value-type="string" table:style-name="ce3">
            <text:p>3 MIGUEL ÁNGEL</text:p>
          </table:table-cell>
          <table:table-cell office:value-type="string" table:style-name="ce3">
            <text:p>4 DANIEL DÍAZ</text:p>
          </table:table-cell>
          <table:table-cell office:value-type="string" table:style-name="ce3">
            <text:p>5 JUAN DÍAZ</text:p>
          </table:table-cell>
          <table:table-cell office:value-type="string" table:style-name="ce3">
            <text:p>6 IVAN GARCÍA</text:p>
          </table:table-cell>
          <table:table-cell office:value-type="string" table:style-name="ce3">
            <text:p>7 IVAN JOSÉ</text:p>
          </table:table-cell>
          <table:table-cell office:value-type="string" table:style-name="ce3">
            <text:p>8 SERGIO GONZALEZ</text:p>
          </table:table-cell>
          <table:table-cell office:value-type="string" table:style-name="ce3">
            <text:p>9 EDUARDO GONZÁLEZ</text:p>
          </table:table-cell>
          <table:table-cell office:value-type="string" table:style-name="ce3">
            <text:p>10 DANIEL GUTIÉRREZ</text:p>
          </table:table-cell>
          <table:table-cell office:value-type="string" table:style-name="ce3">
            <text:p>11 RAÚL HERNÁNDEZ</text:p>
          </table:table-cell>
          <table:table-cell office:value-type="string" table:style-name="ce3">
            <text:p>12 CARLOS LAGUNA</text:p>
          </table:table-cell>
          <table:table-cell office:value-type="string" table:style-name="ce3">
            <text:p>13 ÓSCAR DE LUCAS</text:p>
          </table:table-cell>
          <table:table-cell office:value-type="string" table:style-name="ce3">
            <text:p>14 MIGUEL PALOMARES</text:p>
          </table:table-cell>
          <table:table-cell office:value-type="string" table:style-name="ce3">
            <text:p>15 RICARDO REMACHE</text:p>
          </table:table-cell>
          <table:table-cell office:value-type="string" table:style-name="ce3">
            <text:p>16 ERASTO ROJAS</text:p>
          </table:table-cell>
          <table:table-cell office:value-type="string" table:style-name="ce3">
            <text:p>YO - ANDREI GARCIA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2">
            <text:p>OBSERVACIONES</text:p>
          </table:table-cell>
          <table:table-cell table:number-columns-repeated="991" table:style-name="ce4"/>
          <table:table-cell table:number-columns-repeated="15367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string" table:number-columns-spanned="2" table:number-rows-spanned="1" table:style-name="ce15">
            <text:p>Organización visual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float" office:value="100" table:formula="of:=SUM([.E4:.E11])" table:style-name="ce5">
            <text:p>100</text:p>
          </table:table-cell>
          <table:table-cell office:value-type="float" office:value="1.45" table:formula="of:=[.$D3]/1000*([.F4]*[.$E4]+[.F5]*[.$E5]+[.F6]*[.$E6]+[.F8]*[.$E8]+[.F9]*[.$E9]+[.F10]*[.$E10])" table:style-name="ce5">
            <text:p>1,45</text:p>
          </table:table-cell>
          <table:table-cell office:value-type="float" office:value="1.45" table:formula="of:=[.$D3]/1000*([.G4]*[.$E4]+[.G5]*[.$E5]+[.G6]*[.$E6]+[.G8]*[.$E8]+[.G9]*[.$E9]+[.G10]*[.$E10])" table:style-name="ce5">
            <text:p>1,45</text:p>
          </table:table-cell>
          <table:table-cell office:value-type="float" office:value="1.74" table:formula="of:=[.$D3]/1000*([.H4]*[.$E4]+[.H5]*[.$E5]+[.H6]*[.$E6]+[.H8]*[.$E8]+[.H9]*[.$E9]+[.H10]*[.$E10])" table:style-name="ce5">
            <text:p>1,74</text:p>
          </table:table-cell>
          <table:table-cell office:value-type="float" office:value="0.96" table:formula="of:=[.$D3]/1000*([.I4]*[.$E4]+[.I5]*[.$E5]+[.I6]*[.$E6]+[.I8]*[.$E8]+[.I9]*[.$E9]+[.I10]*[.$E10])" table:style-name="ce5">
            <text:p>0,96</text:p>
          </table:table-cell>
          <table:table-cell office:value-type="float" office:value="1.41" table:formula="of:=[.$D3]/1000*([.J4]*[.$E4]+[.J5]*[.$E5]+[.J6]*[.$E6]+[.J8]*[.$E8]+[.J9]*[.$E9]+[.J10]*[.$E10])" table:style-name="ce5">
            <text:p>1,41</text:p>
          </table:table-cell>
          <table:table-cell office:value-type="float" office:value="0.1" table:formula="of:=[.$D3]/1000*([.K4]*[.$E4]+[.K5]*[.$E5]+[.K6]*[.$E6]+[.K8]*[.$E8]+[.K9]*[.$E9]+[.K10]*[.$E10])" table:style-name="ce5">
            <text:p>0,1</text:p>
          </table:table-cell>
          <table:table-cell office:value-type="float" office:value="1.7" table:formula="of:=[.$D3]/1000*([.L4]*[.$E4]+[.L5]*[.$E5]+[.L6]*[.$E6]+[.L8]*[.$E8]+[.L9]*[.$E9]+[.L10]*[.$E10])" table:style-name="ce5">
            <text:p>1,7</text:p>
          </table:table-cell>
          <table:table-cell office:value-type="float" office:value="1.47" table:formula="of:=[.$D3]/1000*([.M4]*[.$E4]+[.M5]*[.$E5]+[.M6]*[.$E6]+[.M8]*[.$E8]+[.M9]*[.$E9]+[.M10]*[.$E10])" table:style-name="ce5">
            <text:p>1,47</text:p>
          </table:table-cell>
          <table:table-cell office:value-type="float" office:value="1.31" table:formula="of:=[.$D3]/1000*([.N4]*[.$E4]+[.N5]*[.$E5]+[.N6]*[.$E6]+[.N8]*[.$E8]+[.N9]*[.$E9]+[.N10]*[.$E10])" table:style-name="ce5">
            <text:p>1,31</text:p>
          </table:table-cell>
          <table:table-cell office:value-type="float" office:value="1.84" table:formula="of:=[.$D3]/1000*([.O4]*[.$E4]+[.O5]*[.$E5]+[.O6]*[.$E6]+[.O8]*[.$E8]+[.O9]*[.$E9]+[.O10]*[.$E10])" table:style-name="ce5">
            <text:p>1,84</text:p>
          </table:table-cell>
          <table:table-cell office:value-type="float" office:value="0.69000000000000006" table:formula="of:=[.$D3]/1000*([.P4]*[.$E4]+[.P5]*[.$E5]+[.P6]*[.$E6]+[.P8]*[.$E8]+[.P9]*[.$E9]+[.P10]*[.$E10])" table:style-name="ce5">
            <text:p>0,69</text:p>
          </table:table-cell>
          <table:table-cell office:value-type="float" office:value="1.45" table:formula="of:=[.$D3]/1000*([.Q4]*[.$E4]+[.Q5]*[.$E5]+[.Q6]*[.$E6]+[.Q8]*[.$E8]+[.Q9]*[.$E9]+[.Q10]*[.$E10])" table:style-name="ce5">
            <text:p>1,45</text:p>
          </table:table-cell>
          <table:table-cell office:value-type="float" office:value="1.37" table:formula="of:=[.$D3]/1000*([.R4]*[.$E4]+[.R5]*[.$E5]+[.R6]*[.$E6]+[.R8]*[.$E8]+[.R9]*[.$E9]+[.R10]*[.$E10])" table:style-name="ce5">
            <text:p>1,37</text:p>
          </table:table-cell>
          <table:table-cell office:value-type="float" office:value="1.58" table:formula="of:=[.$D3]/1000*([.S4]*[.$E4]+[.S5]*[.$E5]+[.S6]*[.$E6]+[.S8]*[.$E8]+[.S9]*[.$E9]+[.S10]*[.$E10])" table:style-name="ce5">
            <text:p>1,58</text:p>
          </table:table-cell>
          <table:table-cell office:value-type="float" office:value="1.44" table:formula="of:=[.$D3]/1000*([.T4]*[.$E4]+[.T5]*[.$E5]+[.T6]*[.$E6]+[.T8]*[.$E8]+[.T9]*[.$E9]+[.T10]*[.$E10])" table:style-name="ce5">
            <text:p>1,44</text:p>
          </table:table-cell>
          <table:table-cell office:value-type="float" office:value="1.8" table:formula="of:=[.$D3]/1000*([.U4]*[.$E4]+[.U5]*[.$E5]+[.U6]*[.$E6]+[.U8]*[.$E8]+[.U9]*[.$E9]+[.U10]*[.$E10])" table:style-name="ce5">
            <text:p>1,8</text:p>
          </table:table-cell>
          <table:table-cell office:value-type="float" office:value="1.8800000000000001" table:formula="of:=[.$D3]/1000*([.V4]*[.$E4]+[.V5]*[.$E5]+[.V6]*[.$E6]+[.V8]*[.$E8]+[.V9]*[.$E9]+[.V10]*[.$E10])" table:style-name="ce5">
            <text:p>1,88</text:p>
          </table:table-cell>
          <table:table-cell office:value-type="float" office:value="0" table:formula="of:=[.$D3]/1000*([.W4]*[.$E4]+[.W5]*[.$E5]+[.W6]*[.$E6]+[.W8]*[.$E8]+[.W9]*[.$E9]+[.W10]*[.$E10])" table:style-name="ce5">
            <text:p>0</text:p>
          </table:table-cell>
          <table:table-cell office:value-type="float" office:value="0" table:formula="of:=[.$D3]/1000*([.X4]*[.$E4]+[.X5]*[.$E5]+[.X6]*[.$E6]+[.X8]*[.$E8]+[.X9]*[.$E9]+[.X10]*[.$E10])" table:style-name="ce5">
            <text:p>0</text:p>
          </table:table-cell>
          <table:table-cell office:value-type="float" office:value="0" table:formula="of:=[.$D3]/1000*([.Y4]*[.$E4]+[.Y5]*[.$E5]+[.Y6]*[.$E6]+[.Y8]*[.$E8]+[.Y9]*[.$E9]+[.Y10]*[.$E10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1.1</text:p>
          </table:table-cell>
          <table:table-cell office:value-type="string" table:style-name="ce8">
            <text:p>El diseño corresponde al de un IES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.2</text:p>
          </table:table-cell>
          <table:table-cell office:value-type="string" table:style-name="ce8">
            <text:p>Estructura de los contenedores principales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table:number-columns-repeated="3" table:style-name="ce10"/>
          <table:table-cell office:value-type="string" table:style-name="ce8">
            <text:p>Cabecera, navegación, cuerpo, laterales y pie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.3</text:p>
          </table:table-cell>
          <table:table-cell office:value-type="string" table:style-name="ce8">
            <text:p>Distribución equilibrada de espacios y sobrecargas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Puede existir desequilibrio intencionado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.4</text:p>
          </table:table-cell>
          <table:table-cell office:value-type="string" table:style-name="ce8">
            <text:p>Si tiene scroll ¿su tamaño es acorde al estilo?</text:p>
          </table:table-cell>
          <table:table-cell table:style-name="ce9"/>
          <table:table-cell table:style-name="ce10"/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Evaluar solo cuando haya contenido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.5</text:p>
          </table:table-cell>
          <table:table-cell office:value-type="string" table:style-name="ce8">
            <text:p>Navegación intuitiva, sencilla y atractiva</text:p>
          </table:table-cell>
          <table:table-cell table:style-name="ce9"/>
          <table:table-cell office:value-type="float" office:value="20" table:style-name="ce10">
            <text:p>2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Uso de efectos suaves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.6</text:p>
          </table:table-cell>
          <table:table-cell office:value-type="string" table:style-name="ce8">
            <text:p>Posibilita elección de idioma, búsquedas y/o ayuda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.7</text:p>
          </table:table-cell>
          <table:table-cell office:value-type="string" table:style-name="ce8">
            <text:p>Contiene mapa del sitio</text:p>
          </table:table-cell>
          <table:table-cell table:style-name="ce9"/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number-columns-spanned="2" table:number-rows-spanned="1" table:style-name="ce15">
            <text:p>Identidad / Logo</text:p>
          </table:table-cell>
          <table:covered-table-cell/>
          <table:table-cell office:value-type="float" office:value="0.5" table:style-name="ce2">
            <text:p>0,5</text:p>
          </table:table-cell>
          <table:table-cell office:value-type="float" office:value="100" table:formula="of:=SUM([.E13:.E15])" table:style-name="ce5">
            <text:p>100</text:p>
          </table:table-cell>
          <table:table-cell office:value-type="float" office:value="0.39" table:formula="of:=[.$D12]/1000*([.F13]*[.$E13]+[.F14]*[.$E14])" table:style-name="ce5">
            <text:p>0,39</text:p>
          </table:table-cell>
          <table:table-cell office:value-type="float" office:value="0.36" table:formula="of:=[.$D12]/1000*([.G13]*[.$E13]+[.G14]*[.$E14])" table:style-name="ce5">
            <text:p>0,36</text:p>
          </table:table-cell>
          <table:table-cell office:value-type="float" office:value="0.5" table:formula="of:=[.$D12]/1000*([.H13]*[.$E13]+[.H14]*[.$E14])" table:style-name="ce5">
            <text:p>0,5</text:p>
          </table:table-cell>
          <table:table-cell office:value-type="float" office:value="0.41000000000000003" table:formula="of:=[.$D12]/1000*([.I13]*[.$E13]+[.I14]*[.$E14])" table:style-name="ce5">
            <text:p>0,41</text:p>
          </table:table-cell>
          <table:table-cell office:value-type="float" office:value="0.5" table:formula="of:=[.$D12]/1000*([.J13]*[.$E13]+[.J14]*[.$E14])" table:style-name="ce5">
            <text:p>0,5</text:p>
          </table:table-cell>
          <table:table-cell office:value-type="float" office:value="0" table:formula="of:=[.$D12]/1000*([.K13]*[.$E13]+[.K14]*[.$E14])" table:style-name="ce5">
            <text:p>0</text:p>
          </table:table-cell>
          <table:table-cell office:value-type="float" office:value="0.5" table:formula="of:=[.$D12]/1000*([.L13]*[.$E13]+[.L14]*[.$E14])" table:style-name="ce5">
            <text:p>0,5</text:p>
          </table:table-cell>
          <table:table-cell office:value-type="float" office:value="0.5" table:formula="of:=[.$D12]/1000*([.M13]*[.$E13]+[.M14]*[.$E14])" table:style-name="ce5">
            <text:p>0,5</text:p>
          </table:table-cell>
          <table:table-cell office:value-type="float" office:value="0.38" table:formula="of:=[.$D12]/1000*([.N13]*[.$E13]+[.N14]*[.$E14])" table:style-name="ce5">
            <text:p>0,38</text:p>
          </table:table-cell>
          <table:table-cell office:value-type="float" office:value="0.5" table:formula="of:=[.$D12]/1000*([.O13]*[.$E13]+[.O14]*[.$E14])" table:style-name="ce5">
            <text:p>0,5</text:p>
          </table:table-cell>
          <table:table-cell office:value-type="float" office:value="0.13" table:formula="of:=[.$D12]/1000*([.P13]*[.$E13]+[.P14]*[.$E14])" table:style-name="ce5">
            <text:p>0,13</text:p>
          </table:table-cell>
          <table:table-cell office:value-type="float" office:value="0.5" table:formula="of:=[.$D12]/1000*([.Q13]*[.$E13]+[.Q14]*[.$E14])" table:style-name="ce5">
            <text:p>0,5</text:p>
          </table:table-cell>
          <table:table-cell office:value-type="float" office:value="0.45" table:formula="of:=[.$D12]/1000*([.R13]*[.$E13]+[.R14]*[.$E14])" table:style-name="ce5">
            <text:p>0,45</text:p>
          </table:table-cell>
          <table:table-cell office:value-type="float" office:value="0.5" table:formula="of:=[.$D12]/1000*([.S13]*[.$E13]+[.S14]*[.$E14])" table:style-name="ce5">
            <text:p>0,5</text:p>
          </table:table-cell>
          <table:table-cell office:value-type="float" office:value="0.27" table:formula="of:=[.$D12]/1000*([.T13]*[.$E13]+[.T14]*[.$E14])" table:style-name="ce5">
            <text:p>0,27</text:p>
          </table:table-cell>
          <table:table-cell office:value-type="float" office:value="0.5" table:formula="of:=[.$D12]/1000*([.U13]*[.$E13]+[.U14]*[.$E14])" table:style-name="ce5">
            <text:p>0,5</text:p>
          </table:table-cell>
          <table:table-cell office:value-type="float" office:value="0.5" table:formula="of:=[.$D12]/1000*([.V13]*[.$E13]+[.V14]*[.$E14])" table:style-name="ce5">
            <text:p>0,5</text:p>
          </table:table-cell>
          <table:table-cell office:value-type="float" office:value="0" table:formula="of:=[.$D12]/1000*([.W13]*[.$E13]+[.W14]*[.$E14])" table:style-name="ce5">
            <text:p>0</text:p>
          </table:table-cell>
          <table:table-cell office:value-type="float" office:value="0" table:formula="of:=[.$D12]/1000*([.X13]*[.$E13]+[.X14]*[.$E14])" table:style-name="ce5">
            <text:p>0</text:p>
          </table:table-cell>
          <table:table-cell office:value-type="float" office:value="0" table:formula="of:=[.$D12]/1000*([.Y13]*[.$E13]+[.Y14]*[.$E14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2.1</text:p>
          </table:table-cell>
          <table:table-cell office:value-type="string" table:style-name="ce8">
            <text:p>Refleja la identidad de nuestro instituto</text:p>
          </table:table-cell>
          <table:table-cell table:style-name="ce9"/>
          <table:table-cell office:value-type="float" office:value="60" table:style-name="ce10">
            <text:p>6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2.2</text:p>
          </table:table-cell>
          <table:table-cell office:value-type="string" table:style-name="ce8">
            <text:p>Localización e integración del logo</text:p>
          </table:table-cell>
          <table:table-cell table:style-name="ce9"/>
          <table:table-cell office:value-type="float" office:value="40" table:style-name="ce10">
            <text:p>40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Armonía del logo dentro del conjunto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2.3</text:p>
          </table:table-cell>
          <table:table-cell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number-columns-spanned="2" table:number-rows-spanned="1" table:style-name="ce15">
            <text:p>Enlaces</text:p>
          </table:table-cell>
          <table:covered-table-cell/>
          <table:table-cell office:value-type="float" office:value="0.5" table:style-name="ce2">
            <text:p>0,5</text:p>
          </table:table-cell>
          <table:table-cell office:value-type="float" office:value="100" table:formula="of:=SUM([.E17:.E20])" table:style-name="ce5">
            <text:p>100</text:p>
          </table:table-cell>
          <table:table-cell office:value-type="float" office:value="0.38" table:formula="of:=[.$D16]/1000*([.F17]*[.$E17]+[.F19]*[.$E19])" table:style-name="ce5">
            <text:p>0,38</text:p>
          </table:table-cell>
          <table:table-cell office:value-type="float" office:value="0.09" table:formula="of:=[.$D16]/1000*([.G17]*[.$E17]+[.G19]*[.$E19])" table:style-name="ce5">
            <text:p>0,09</text:p>
          </table:table-cell>
          <table:table-cell office:value-type="float" office:value="0.24" table:formula="of:=[.$D16]/1000*([.H17]*[.$E17]+[.H19]*[.$E19])" table:style-name="ce5">
            <text:p>0,24</text:p>
          </table:table-cell>
          <table:table-cell office:value-type="float" office:value="0.21" table:formula="of:=[.$D16]/1000*([.I17]*[.$E17]+[.I19]*[.$E19])" table:style-name="ce5">
            <text:p>0,21</text:p>
          </table:table-cell>
          <table:table-cell office:value-type="float" office:value="0.24" table:formula="of:=[.$D16]/1000*([.J17]*[.$E17]+[.J19]*[.$E19])" table:style-name="ce5">
            <text:p>0,24</text:p>
          </table:table-cell>
          <table:table-cell office:value-type="float" office:value="0.5" table:formula="of:=[.$D16]/1000*([.K17]*[.$E17]+[.K19]*[.$E19])" table:style-name="ce5">
            <text:p>0,5</text:p>
          </table:table-cell>
          <table:table-cell office:value-type="float" office:value="0.5" table:formula="of:=[.$D16]/1000*([.L17]*[.$E17]+[.L19]*[.$E19])" table:style-name="ce5">
            <text:p>0,5</text:p>
          </table:table-cell>
          <table:table-cell office:value-type="float" office:value="0.12" table:formula="of:=[.$D16]/1000*([.M17]*[.$E17]+[.M19]*[.$E19])" table:style-name="ce5">
            <text:p>0,12</text:p>
          </table:table-cell>
          <table:table-cell office:value-type="float" office:value="0.15" table:formula="of:=[.$D16]/1000*([.N17]*[.$E17]+[.N19]*[.$E19])" table:style-name="ce5">
            <text:p>0,15</text:p>
          </table:table-cell>
          <table:table-cell office:value-type="float" office:value="0.5" table:formula="of:=[.$D16]/1000*([.O17]*[.$E17]+[.O19]*[.$E19])" table:style-name="ce5">
            <text:p>0,5</text:p>
          </table:table-cell>
          <table:table-cell office:value-type="float" office:value="0.3" table:formula="of:=[.$D16]/1000*([.P17]*[.$E17]+[.P19]*[.$E19])" table:style-name="ce5">
            <text:p>0,3</text:p>
          </table:table-cell>
          <table:table-cell office:value-type="float" office:value="0.18" table:formula="of:=[.$D16]/1000*([.Q17]*[.$E17]+[.Q19]*[.$E19])" table:style-name="ce5">
            <text:p>0,18</text:p>
          </table:table-cell>
          <table:table-cell office:value-type="float" office:value="0.24" table:formula="of:=[.$D16]/1000*([.R17]*[.$E17]+[.R19]*[.$E19])" table:style-name="ce5">
            <text:p>0,24</text:p>
          </table:table-cell>
          <table:table-cell office:value-type="float" office:value="0.4" table:formula="of:=[.$D16]/1000*([.S17]*[.$E17]+[.S19]*[.$E19])" table:style-name="ce5">
            <text:p>0,4</text:p>
          </table:table-cell>
          <table:table-cell office:value-type="float" office:value="0.3" table:formula="of:=[.$D16]/1000*([.T17]*[.$E17]+[.T19]*[.$E19])" table:style-name="ce5">
            <text:p>0,3</text:p>
          </table:table-cell>
          <table:table-cell office:value-type="float" office:value="0.15" table:formula="of:=[.$D16]/1000*([.U17]*[.$E17]+[.U19]*[.$E19])" table:style-name="ce5">
            <text:p>0,15</text:p>
          </table:table-cell>
          <table:table-cell office:value-type="float" office:value="0.5" table:formula="of:=[.$D16]/1000*([.V17]*[.$E17]+[.V19]*[.$E19])" table:style-name="ce5">
            <text:p>0,5</text:p>
          </table:table-cell>
          <table:table-cell office:value-type="float" office:value="0" table:formula="of:=[.$D16]/1000*([.W17]*[.$E17]+[.W19]*[.$E19])" table:style-name="ce5">
            <text:p>0</text:p>
          </table:table-cell>
          <table:table-cell office:value-type="float" office:value="0" table:formula="of:=[.$D16]/1000*([.X17]*[.$E17]+[.X19]*[.$E19])" table:style-name="ce5">
            <text:p>0</text:p>
          </table:table-cell>
          <table:table-cell office:value-type="float" office:value="0" table:formula="of:=[.$D16]/1000*([.Y17]*[.$E17]+[.Y19]*[.$E19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3.1</text:p>
          </table:table-cell>
          <table:table-cell office:value-type="string" table:style-name="ce8">
            <text:p>Facilidad para distinguir enlaces</text:p>
          </table:table-cell>
          <table:table-cell table:style-name="ce9"/>
          <table:table-cell office:value-type="float" office:value="60" table:style-name="ce10">
            <text:p>6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Pueden ser imágenes, hipertexto, …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3.2</text:p>
          </table:table-cell>
          <table:table-cell office:value-type="string" table:style-name="ce8">
            <text:p>Existencia de elementos que faciliten la navegación</text:p>
          </table:table-cell>
          <table:table-cell table:style-name="ce9"/>
          <table:table-cell table:style-name="ce10"/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A página inicial, al inicio de la página (con más contenido)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3.3</text:p>
          </table:table-cell>
          <table:table-cell office:value-type="string" table:style-name="ce8">
            <text:p>Existe camino de migas o similar</text:p>
          </table:table-cell>
          <table:table-cell table:style-name="ce9"/>
          <table:table-cell office:value-type="float" office:value="40" table:style-name="ce10">
            <text:p>4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Permite conocer la localización actual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number-columns-spanned="2" table:number-rows-spanned="1" table:style-name="ce15">
            <text:p>Imágenes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100" table:formula="of:=SUM([.E22:.E26])" table:style-name="ce5">
            <text:p>100</text:p>
          </table:table-cell>
          <table:table-cell office:value-type="float" office:value="0.61499999999999999" table:formula="of:=[.$D21]/1000*([.F22]*[.$E22]+[.F23]*[.$E23]+[.F24]*[.$E24]+[.F25]*[.$E25])" table:style-name="ce5">
            <text:p>0,615</text:p>
          </table:table-cell>
          <table:table-cell office:value-type="float" office:value="0.67500000000000004" table:formula="of:=[.$D21]/1000*([.G22]*[.$E22]+[.G23]*[.$E23]+[.G24]*[.$E24]+[.G25]*[.$E25])" table:style-name="ce5">
            <text:p>0,675</text:p>
          </table:table-cell>
          <table:table-cell office:value-type="float" office:value="0.48499999999999999" table:formula="of:=[.$D21]/1000*([.H22]*[.$E22]+[.H23]*[.$E23]+[.H24]*[.$E24]+[.H25]*[.$E25])" table:style-name="ce5">
            <text:p>0,485</text:p>
          </table:table-cell>
          <table:table-cell office:value-type="float" office:value="0.4" table:formula="of:=[.$D21]/1000*([.I22]*[.$E22]+[.I23]*[.$E23]+[.I24]*[.$E24]+[.I25]*[.$E25])" table:style-name="ce5">
            <text:p>0,4</text:p>
          </table:table-cell>
          <table:table-cell office:value-type="float" office:value="1" table:formula="of:=[.$D21]/1000*([.J22]*[.$E22]+[.J23]*[.$E23]+[.J24]*[.$E24]+[.J25]*[.$E25])" table:style-name="ce5">
            <text:p>1</text:p>
          </table:table-cell>
          <table:table-cell office:value-type="float" office:value="0.28999999999999998" table:formula="of:=[.$D21]/1000*([.K22]*[.$E22]+[.K23]*[.$E23]+[.K24]*[.$E24]+[.K25]*[.$E25])" table:style-name="ce5">
            <text:p>0,29</text:p>
          </table:table-cell>
          <table:table-cell office:value-type="float" office:value="0.57500000000000007" table:formula="of:=[.$D21]/1000*([.L22]*[.$E22]+[.L23]*[.$E23]+[.L24]*[.$E24]+[.L25]*[.$E25])" table:style-name="ce5">
            <text:p>0,575</text:p>
          </table:table-cell>
          <table:table-cell office:value-type="float" office:value="0.25" table:formula="of:=[.$D21]/1000*([.M22]*[.$E22]+[.M23]*[.$E23]+[.M24]*[.$E24]+[.M25]*[.$E25])" table:style-name="ce5">
            <text:p>0,25</text:p>
          </table:table-cell>
          <table:table-cell office:value-type="float" office:value="0.81" table:formula="of:=[.$D21]/1000*([.N22]*[.$E22]+[.N23]*[.$E23]+[.N24]*[.$E24]+[.N25]*[.$E25])" table:style-name="ce5">
            <text:p>0,81</text:p>
          </table:table-cell>
          <table:table-cell office:value-type="float" office:value="0.57999999999999996" table:formula="of:=[.$D21]/1000*([.O22]*[.$E22]+[.O23]*[.$E23]+[.O24]*[.$E24]+[.O25]*[.$E25])" table:style-name="ce5">
            <text:p>0,58</text:p>
          </table:table-cell>
          <table:table-cell office:value-type="float" office:value="0" table:formula="of:=[.$D21]/1000*([.P22]*[.$E22]+[.P23]*[.$E23]+[.P24]*[.$E24]+[.P25]*[.$E25])" table:style-name="ce5">
            <text:p>0</text:p>
          </table:table-cell>
          <table:table-cell office:value-type="float" office:value="0.38500000000000001" table:formula="of:=[.$D21]/1000*([.Q22]*[.$E22]+[.Q23]*[.$E23]+[.Q24]*[.$E24]+[.Q25]*[.$E25])" table:style-name="ce5">
            <text:p>0,385</text:p>
          </table:table-cell>
          <table:table-cell office:value-type="float" office:value="0.5" table:formula="of:=[.$D21]/1000*([.R22]*[.$E22]+[.R23]*[.$E23]+[.R24]*[.$E24]+[.R25]*[.$E25])" table:style-name="ce5">
            <text:p>0,5</text:p>
          </table:table-cell>
          <table:table-cell office:value-type="float" office:value="0.48499999999999999" table:formula="of:=[.$D21]/1000*([.S22]*[.$E22]+[.S23]*[.$E23]+[.S24]*[.$E24]+[.S25]*[.$E25])" table:style-name="ce5">
            <text:p>0,485</text:p>
          </table:table-cell>
          <table:table-cell office:value-type="float" office:value="0.44500000000000001" table:formula="of:=[.$D21]/1000*([.T22]*[.$E22]+[.T23]*[.$E23]+[.T24]*[.$E24]+[.T25]*[.$E25])" table:style-name="ce5">
            <text:p>0,445</text:p>
          </table:table-cell>
          <table:table-cell office:value-type="float" office:value="0.52500000000000002" table:formula="of:=[.$D21]/1000*([.U22]*[.$E22]+[.U23]*[.$E23]+[.U24]*[.$E24]+[.U25]*[.$E25])" table:style-name="ce5">
            <text:p>0,525</text:p>
          </table:table-cell>
          <table:table-cell office:value-type="float" office:value="1" table:formula="of:=[.$D21]/1000*([.V22]*[.$E22]+[.V23]*[.$E23]+[.V24]*[.$E24]+[.V25]*[.$E25])" table:style-name="ce5">
            <text:p>1</text:p>
          </table:table-cell>
          <table:table-cell office:value-type="float" office:value="0" table:formula="of:=[.$D21]/1000*([.W22]*[.$E22]+[.W23]*[.$E23]+[.W24]*[.$E24]+[.W25]*[.$E25])" table:style-name="ce5">
            <text:p>0</text:p>
          </table:table-cell>
          <table:table-cell office:value-type="float" office:value="0" table:formula="of:=[.$D21]/1000*([.X22]*[.$E22]+[.X23]*[.$E23]+[.X24]*[.$E24]+[.X25]*[.$E25])" table:style-name="ce5">
            <text:p>0</text:p>
          </table:table-cell>
          <table:table-cell office:value-type="float" office:value="0" table:formula="of:=[.$D21]/1000*([.Y22]*[.$E22]+[.Y23]*[.$E23]+[.Y24]*[.$E24]+[.Y25]*[.$E25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4.1</text:p>
          </table:table-cell>
          <table:table-cell office:value-type="string" table:style-name="ce8">
            <text:p>Optimización del tamaño de los ficheros (peso)</text:p>
          </table:table-cell>
          <table:table-cell table:style-name="ce9"/>
          <table:table-cell office:value-type="float" office:value="30" table:style-name="ce10">
            <text:p>3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table:number-columns-repeated="2" table:style-name="ce10"/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table:style-name="ce10"/>
          <table:table-cell office:value-type="float" office:value="0" table:style-name="ce10">
            <text:p>0</text:p>
          </table:table-cell>
          <table:table-cell table:number-columns-repeated="5" table:style-name="ce10"/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4.2</text:p>
          </table:table-cell>
          <table:table-cell office:value-type="string" table:style-name="ce8">
            <text:p>Optimización de dimensiones (distorsiones)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4.3</text:p>
          </table:table-cell>
          <table:table-cell office:value-type="string" table:style-name="ce8">
            <text:p>Proporción de las imágenes respecto al diseño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4.4</text:p>
          </table:table-cell>
          <table:table-cell office:value-type="string" table:style-name="ce8">
            <text:p>Cantidad idónea de imágenes</text:p>
          </table:table-cell>
          <table:table-cell table:style-name="ce9"/>
          <table:table-cell office:value-type="float" office:value="20" table:style-name="ce10">
            <text:p>2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number-columns-spanned="2" table:number-rows-spanned="1" table:style-name="ce15">
            <text:p>Estilo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100" table:formula="of:=SUM([.E28:.E32])" table:style-name="ce5">
            <text:p>100</text:p>
          </table:table-cell>
          <table:table-cell office:value-type="float" office:value="0.85" table:formula="of:=[.$D27]/1000*([.F28]*[.$E28]+[.F29]*[.$E29]+[.F30]*[.$E30]+[.F31]*[.$E31])" table:style-name="ce5">
            <text:p>0,85</text:p>
          </table:table-cell>
          <table:table-cell office:value-type="float" office:value="0.92" table:formula="of:=[.$D27]/1000*([.G28]*[.$E28]+[.G29]*[.$E29]+[.G30]*[.$E30]+[.G31]*[.$E31])" table:style-name="ce5">
            <text:p>0,92</text:p>
          </table:table-cell>
          <table:table-cell office:value-type="float" office:value="0.88" table:formula="of:=[.$D27]/1000*([.H28]*[.$E28]+[.H29]*[.$E29]+[.H30]*[.$E30]+[.H31]*[.$E31])" table:style-name="ce5">
            <text:p>0,88</text:p>
          </table:table-cell>
          <table:table-cell office:value-type="float" office:value="0.62" table:formula="of:=[.$D27]/1000*([.I28]*[.$E28]+[.I29]*[.$E29]+[.I30]*[.$E30]+[.I31]*[.$E31])" table:style-name="ce5">
            <text:p>0,62</text:p>
          </table:table-cell>
          <table:table-cell office:value-type="float" office:value="0.94000000000000006" table:formula="of:=[.$D27]/1000*([.J28]*[.$E28]+[.J29]*[.$E29]+[.J30]*[.$E30]+[.J31]*[.$E31])" table:style-name="ce5">
            <text:p>0,94</text:p>
          </table:table-cell>
          <table:table-cell office:value-type="float" office:value="0.36" table:formula="of:=[.$D27]/1000*([.K28]*[.$E28]+[.K29]*[.$E29]+[.K30]*[.$E30]+[.K31]*[.$E31])" table:style-name="ce5">
            <text:p>0,36</text:p>
          </table:table-cell>
          <table:table-cell office:value-type="float" office:value="0.63" table:formula="of:=[.$D27]/1000*([.L28]*[.$E28]+[.L29]*[.$E29]+[.L30]*[.$E30]+[.L31]*[.$E31])" table:style-name="ce5">
            <text:p>0,63</text:p>
          </table:table-cell>
          <table:table-cell office:value-type="float" office:value="0.63" table:formula="of:=[.$D27]/1000*([.M28]*[.$E28]+[.M29]*[.$E29]+[.M30]*[.$E30]+[.M31]*[.$E31])" table:style-name="ce5">
            <text:p>0,63</text:p>
          </table:table-cell>
          <table:table-cell office:value-type="float" office:value="0.91" table:formula="of:=[.$D27]/1000*([.N28]*[.$E28]+[.N29]*[.$E29]+[.N30]*[.$E30]+[.N31]*[.$E31])" table:style-name="ce5">
            <text:p>0,91</text:p>
          </table:table-cell>
          <table:table-cell office:value-type="float" office:value="0.73" table:formula="of:=[.$D27]/1000*([.O28]*[.$E28]+[.O29]*[.$E29]+[.O30]*[.$E30]+[.O31]*[.$E31])" table:style-name="ce5">
            <text:p>0,73</text:p>
          </table:table-cell>
          <table:table-cell office:value-type="float" office:value="0.36" table:formula="of:=[.$D27]/1000*([.P28]*[.$E28]+[.P29]*[.$E29]+[.P30]*[.$E30]+[.P31]*[.$E31])" table:style-name="ce5">
            <text:p>0,36</text:p>
          </table:table-cell>
          <table:table-cell office:value-type="float" office:value="0.94000000000000006" table:formula="of:=[.$D27]/1000*([.Q28]*[.$E28]+[.Q29]*[.$E29]+[.Q30]*[.$E30]+[.Q31]*[.$E31])" table:style-name="ce5">
            <text:p>0,94</text:p>
          </table:table-cell>
          <table:table-cell office:value-type="float" office:value="0.81" table:formula="of:=[.$D27]/1000*([.R28]*[.$E28]+[.R29]*[.$E29]+[.R30]*[.$E30]+[.R31]*[.$E31])" table:style-name="ce5">
            <text:p>0,81</text:p>
          </table:table-cell>
          <table:table-cell office:value-type="float" office:value="0.54" table:formula="of:=[.$D27]/1000*([.S28]*[.$E28]+[.S29]*[.$E29]+[.S30]*[.$E30]+[.S31]*[.$E31])" table:style-name="ce5">
            <text:p>0,54</text:p>
          </table:table-cell>
          <table:table-cell office:value-type="float" office:value="0.82000000000000006" table:formula="of:=[.$D27]/1000*([.T28]*[.$E28]+[.T29]*[.$E29]+[.T30]*[.$E30]+[.T31]*[.$E31])" table:style-name="ce5">
            <text:p>0,82</text:p>
          </table:table-cell>
          <table:table-cell office:value-type="float" office:value="0.8" table:formula="of:=[.$D27]/1000*([.U28]*[.$E28]+[.U29]*[.$E29]+[.U30]*[.$E30]+[.U31]*[.$E31])" table:style-name="ce5">
            <text:p>0,8</text:p>
          </table:table-cell>
          <table:table-cell office:value-type="float" office:value="1" table:formula="of:=[.$D27]/1000*([.V28]*[.$E28]+[.V29]*[.$E29]+[.V30]*[.$E30]+[.V31]*[.$E31])" table:style-name="ce5">
            <text:p>1</text:p>
          </table:table-cell>
          <table:table-cell office:value-type="float" office:value="0" table:formula="of:=[.$D27]/1000*([.W28]*[.$E28]+[.W29]*[.$E29]+[.W30]*[.$E30]+[.W31]*[.$E31])" table:style-name="ce5">
            <text:p>0</text:p>
          </table:table-cell>
          <table:table-cell office:value-type="float" office:value="0" table:formula="of:=[.$D27]/1000*([.X28]*[.$E28]+[.X29]*[.$E29]+[.X30]*[.$E30]+[.X31]*[.$E31])" table:style-name="ce5">
            <text:p>0</text:p>
          </table:table-cell>
          <table:table-cell office:value-type="float" office:value="0" table:formula="of:=[.$D27]/1000*([.Y28]*[.$E28]+[.Y29]*[.$E29]+[.Y30]*[.$E30]+[.Y31]*[.$E31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5.1</text:p>
          </table:table-cell>
          <table:table-cell office:value-type="string" table:style-name="ce8">
            <text:p>Uso de colores uniformes y contrastes suaves</text:p>
          </table:table-cell>
          <table:table-cell table:style-name="ce9"/>
          <table:table-cell office:value-type="float" office:value="30" table:style-name="ce10">
            <text:p>3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5.2</text:p>
          </table:table-cell>
          <table:table-cell office:value-type="string" table:style-name="ce11">
            <text:p>Utiliza diseño responsive</text:p>
          </table:table-cell>
          <table:table-cell table:style-name="ce9"/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5.3</text:p>
          </table:table-cell>
          <table:table-cell office:value-type="string" table:style-name="ce8">
            <text:p>No hay mezclas de estilos moderno y clásico</text:p>
          </table:table-cell>
          <table:table-cell table:style-name="ce9"/>
          <table:table-cell office:value-type="float" office:value="20" table:style-name="ce10">
            <text:p>20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5.4</text:p>
          </table:table-cell>
          <table:table-cell office:value-type="string" table:style-name="ce8">
            <text:p>Proporción del contenido de elementos secundarios</text:p>
          </table:table-cell>
          <table:table-cell table:style-name="ce9"/>
          <table:table-cell office:value-type="float" office:value="20" table:style-name="ce10">
            <text:p>2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Texto de las opciones de menú, botones, etc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string" table:number-columns-spanned="2" table:number-rows-spanned="1" table:style-name="ce15">
            <text:p>Fuentes</text:p>
          </table:table-cell>
          <table:covered-table-cell/>
          <table:table-cell office:value-type="float" office:value="0.5" table:style-name="ce2">
            <text:p>0,5</text:p>
          </table:table-cell>
          <table:table-cell office:value-type="float" office:value="100" table:formula="of:=SUM([.E34:.E38])" table:style-name="ce5">
            <text:p>100</text:p>
          </table:table-cell>
          <table:table-cell office:value-type="float" office:value="0.5" table:formula="of:=[.$D33]/1000*([.F34]*[.$E34]+[.F35]*[.$E35]+[.F36]*[.$E36]+[.F37]*[.$E37])" table:style-name="ce5">
            <text:p>0,5</text:p>
          </table:table-cell>
          <table:table-cell office:value-type="float" office:value="0.46250000000000002" table:formula="of:=[.$D33]/1000*([.G34]*[.$E34]+[.G35]*[.$E35]+[.G36]*[.$E36]+[.G37]*[.$E37])" table:style-name="ce5">
            <text:p>0,4625</text:p>
          </table:table-cell>
          <table:table-cell office:value-type="float" office:value="0.5" table:formula="of:=[.$D33]/1000*([.H34]*[.$E34]+[.H35]*[.$E35]+[.H36]*[.$E36]+[.H37]*[.$E37])" table:style-name="ce5">
            <text:p>0,5</text:p>
          </table:table-cell>
          <table:table-cell office:value-type="float" office:value="0.47750000000000004" table:formula="of:=[.$D33]/1000*([.I34]*[.$E34]+[.I35]*[.$E35]+[.I36]*[.$E36]+[.I37]*[.$E37])" table:style-name="ce5">
            <text:p>0,4775</text:p>
          </table:table-cell>
          <table:table-cell office:value-type="float" office:value="0.44750000000000001" table:formula="of:=[.$D33]/1000*([.J34]*[.$E34]+[.J35]*[.$E35]+[.J36]*[.$E36]+[.J37]*[.$E37])" table:style-name="ce5">
            <text:p>0,4475</text:p>
          </table:table-cell>
          <table:table-cell office:value-type="float" office:value="0.20750000000000002" table:formula="of:=[.$D33]/1000*([.K34]*[.$E34]+[.K35]*[.$E35]+[.K36]*[.$E36]+[.K37]*[.$E37])" table:style-name="ce5">
            <text:p>0,2075</text:p>
          </table:table-cell>
          <table:table-cell office:value-type="float" office:value="0.47000000000000003" table:formula="of:=[.$D33]/1000*([.L34]*[.$E34]+[.L35]*[.$E35]+[.L36]*[.$E36]+[.L37]*[.$E37])" table:style-name="ce5">
            <text:p>0,47</text:p>
          </table:table-cell>
          <table:table-cell office:value-type="float" office:value="0.34750000000000003" table:formula="of:=[.$D33]/1000*([.M34]*[.$E34]+[.M35]*[.$E35]+[.M36]*[.$E36]+[.M37]*[.$E37])" table:style-name="ce5">
            <text:p>0,3475</text:p>
          </table:table-cell>
          <table:table-cell office:value-type="float" office:value="0.5" table:formula="of:=[.$D33]/1000*([.N34]*[.$E34]+[.N35]*[.$E35]+[.N36]*[.$E36]+[.N37]*[.$E37])" table:style-name="ce5">
            <text:p>0,5</text:p>
          </table:table-cell>
          <table:table-cell office:value-type="float" office:value="0.5" table:formula="of:=[.$D33]/1000*([.O34]*[.$E34]+[.O35]*[.$E35]+[.O36]*[.$E36]+[.O37]*[.$E37])" table:style-name="ce5">
            <text:p>0,5</text:p>
          </table:table-cell>
          <table:table-cell office:value-type="float" office:value="0.42" table:formula="of:=[.$D33]/1000*([.P34]*[.$E34]+[.P35]*[.$E35]+[.P36]*[.$E36]+[.P37]*[.$E37])" table:style-name="ce5">
            <text:p>0,42</text:p>
          </table:table-cell>
          <table:table-cell office:value-type="float" office:value="0.35749999999999998" table:formula="of:=[.$D33]/1000*([.Q34]*[.$E34]+[.Q35]*[.$E35]+[.Q36]*[.$E36]+[.Q37]*[.$E37])" table:style-name="ce5">
            <text:p>0,3575</text:p>
          </table:table-cell>
          <table:table-cell office:value-type="float" office:value="0.41749999999999998" table:formula="of:=[.$D33]/1000*([.R34]*[.$E34]+[.R35]*[.$E35]+[.R36]*[.$E36]+[.R37]*[.$E37])" table:style-name="ce5">
            <text:p>0,4175</text:p>
          </table:table-cell>
          <table:table-cell office:value-type="float" office:value="0.435" table:formula="of:=[.$D33]/1000*([.S34]*[.$E34]+[.S35]*[.$E35]+[.S36]*[.$E36]+[.S37]*[.$E37])" table:style-name="ce5">
            <text:p>0,435</text:p>
          </table:table-cell>
          <table:table-cell office:value-type="float" office:value="0.40750000000000003" table:formula="of:=[.$D33]/1000*([.T34]*[.$E34]+[.T35]*[.$E35]+[.T36]*[.$E36]+[.T37]*[.$E37])" table:style-name="ce5">
            <text:p>0,4075</text:p>
          </table:table-cell>
          <table:table-cell office:value-type="float" office:value="0.45500000000000002" table:formula="of:=[.$D33]/1000*([.U34]*[.$E34]+[.U35]*[.$E35]+[.U36]*[.$E36]+[.U37]*[.$E37])" table:style-name="ce5">
            <text:p>0,455</text:p>
          </table:table-cell>
          <table:table-cell office:value-type="float" office:value="0.46250000000000002" table:formula="of:=[.$D33]/1000*([.V34]*[.$E34]+[.V35]*[.$E35]+[.V36]*[.$E36]+[.V37]*[.$E37])" table:style-name="ce5">
            <text:p>0,4625</text:p>
          </table:table-cell>
          <table:table-cell office:value-type="float" office:value="0" table:formula="of:=[.$D33]/1000*([.W34]*[.$E34]+[.W35]*[.$E35]+[.W36]*[.$E36]+[.W37]*[.$E37])" table:style-name="ce5">
            <text:p>0</text:p>
          </table:table-cell>
          <table:table-cell office:value-type="float" office:value="0" table:formula="of:=[.$D33]/1000*([.X34]*[.$E34]+[.X35]*[.$E35]+[.X36]*[.$E36]+[.X37]*[.$E37])" table:style-name="ce5">
            <text:p>0</text:p>
          </table:table-cell>
          <table:table-cell office:value-type="float" office:value="0" table:formula="of:=[.$D33]/1000*([.Y34]*[.$E34]+[.Y35]*[.$E35]+[.Y36]*[.$E36]+[.Y37]*[.$E37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6.1</text:p>
          </table:table-cell>
          <table:table-cell office:value-type="string" table:style-name="ce8">
            <text:p>Tipos de fuentes coherentes con el tipo del sitio</text:p>
          </table:table-cell>
          <table:table-cell table:style-name="ce2"/>
          <table:table-cell office:value-type="float" office:value="25" table:style-name="ce10">
            <text:p>2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6.2</text:p>
          </table:table-cell>
          <table:table-cell office:value-type="string" table:style-name="ce8">
            <text:p>Tamaño apropiado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6.3</text:p>
          </table:table-cell>
          <table:table-cell office:value-type="string" table:style-name="ce8">
            <text:p>Número de fuentes distintas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6.4</text:p>
          </table:table-cell>
          <table:table-cell office:value-type="string" table:style-name="ce8">
            <text:p>Contraste adecuado</text:p>
          </table:table-cell>
          <table:table-cell table:style-name="ce9"/>
          <table:table-cell office:value-type="float" office:value="35" table:style-name="ce10">
            <text:p>3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string" table:number-columns-spanned="2" table:number-rows-spanned="1" table:style-name="ce15">
            <text:p>Código HTML</text:p>
          </table:table-cell>
          <table:covered-table-cell/>
          <table:table-cell office:value-type="float" office:value="0.7" table:style-name="ce2">
            <text:p>0,7</text:p>
          </table:table-cell>
          <table:table-cell office:value-type="float" office:value="100" table:formula="of:=SUM([.E40:.E46])" table:style-name="ce5">
            <text:p>100</text:p>
          </table:table-cell>
          <table:table-cell office:value-type="float" office:value="0.41649999999999998" table:formula="of:=[.$D39]/1000*([.F40]*[.$E40]+[.F41]*[.$E41]+[.F42]*[.$E42]+[.F43]*[.$E43]+[.F44]*[.$E44]+[.F45]*[.$E45])" table:style-name="ce5">
            <text:p>0,4165</text:p>
          </table:table-cell>
          <table:table-cell office:value-type="float" office:value="7.6999999999999999E-2" table:formula="of:=[.$D39]/1000*([.G40]*[.$E40]+[.G41]*[.$E41]+[.G42]*[.$E42]+[.G43]*[.$E43]+[.G44]*[.$E44]+[.G45]*[.$E45])" table:style-name="ce5">
            <text:p>0,077</text:p>
          </table:table-cell>
          <table:table-cell office:value-type="float" office:value="0.441" table:formula="of:=[.$D39]/1000*([.H40]*[.$E40]+[.H41]*[.$E41]+[.H42]*[.$E42]+[.H43]*[.$E43]+[.H44]*[.$E44]+[.H45]*[.$E45])" table:style-name="ce5">
            <text:p>0,441</text:p>
          </table:table-cell>
          <table:table-cell office:value-type="float" office:value="0.5635" table:formula="of:=[.$D39]/1000*([.I40]*[.$E40]+[.I41]*[.$E41]+[.I42]*[.$E42]+[.I43]*[.$E43]+[.I44]*[.$E44]+[.I45]*[.$E45])" table:style-name="ce5">
            <text:p>0,5635</text:p>
          </table:table-cell>
          <table:table-cell office:value-type="float" office:value="0.27650000000000002" table:formula="of:=[.$D39]/1000*([.J40]*[.$E40]+[.J41]*[.$E41]+[.J42]*[.$E42]+[.J43]*[.$E43]+[.J44]*[.$E44]+[.J45]*[.$E45])" table:style-name="ce5">
            <text:p>0,2765</text:p>
          </table:table-cell>
          <table:table-cell office:value-type="float" office:value="0.371" table:formula="of:=[.$D39]/1000*([.K40]*[.$E40]+[.K41]*[.$E41]+[.K42]*[.$E42]+[.K43]*[.$E43]+[.K44]*[.$E44]+[.K45]*[.$E45])" table:style-name="ce5">
            <text:p>0,371</text:p>
          </table:table-cell>
          <table:table-cell office:value-type="float" office:value="0.53900000000000003" table:formula="of:=[.$D39]/1000*([.L40]*[.$E40]+[.L41]*[.$E41]+[.L42]*[.$E42]+[.L43]*[.$E43]+[.L44]*[.$E44]+[.L45]*[.$E45])" table:style-name="ce5">
            <text:p>0,539</text:p>
          </table:table-cell>
          <table:table-cell office:value-type="float" office:value="0.41649999999999998" table:formula="of:=[.$D39]/1000*([.M40]*[.$E40]+[.M41]*[.$E41]+[.M42]*[.$E42]+[.M43]*[.$E43]+[.M44]*[.$E44]+[.M45]*[.$E45])" table:style-name="ce5">
            <text:p>0,4165</text:p>
          </table:table-cell>
          <table:table-cell office:value-type="float" office:value="0.58450000000000002" table:formula="of:=[.$D39]/1000*([.N40]*[.$E40]+[.N41]*[.$E41]+[.N42]*[.$E42]+[.N43]*[.$E43]+[.N44]*[.$E44]+[.N45]*[.$E45])" table:style-name="ce5">
            <text:p>0,5845</text:p>
          </table:table-cell>
          <table:table-cell office:value-type="float" office:value="0.7" table:formula="of:=[.$D39]/1000*([.O40]*[.$E40]+[.O41]*[.$E41]+[.O42]*[.$E42]+[.O43]*[.$E43]+[.O44]*[.$E44]+[.O45]*[.$E45])" table:style-name="ce5">
            <text:p>0,7</text:p>
          </table:table-cell>
          <table:table-cell office:value-type="float" office:value="0.252" table:formula="of:=[.$D39]/1000*([.P40]*[.$E40]+[.P41]*[.$E41]+[.P42]*[.$E42]+[.P43]*[.$E43]+[.P44]*[.$E44]+[.P45]*[.$E45])" table:style-name="ce5">
            <text:p>0,252</text:p>
          </table:table-cell>
          <table:table-cell office:value-type="float" office:value="0.54600000000000004" table:formula="of:=[.$D39]/1000*([.Q40]*[.$E40]+[.Q41]*[.$E41]+[.Q42]*[.$E42]+[.Q43]*[.$E43]+[.Q44]*[.$E44]+[.Q45]*[.$E45])" table:style-name="ce5">
            <text:p>0,546</text:p>
          </table:table-cell>
          <table:table-cell office:value-type="float" office:value="0.48299999999999998" table:formula="of:=[.$D39]/1000*([.R40]*[.$E40]+[.R41]*[.$E41]+[.R42]*[.$E42]+[.R43]*[.$E43]+[.R44]*[.$E44]+[.R45]*[.$E45])" table:style-name="ce5">
            <text:p>0,483</text:p>
          </table:table-cell>
          <table:table-cell office:value-type="float" office:value="0.217" table:formula="of:=[.$D39]/1000*([.S40]*[.$E40]+[.S41]*[.$E41]+[.S42]*[.$E42]+[.S43]*[.$E43]+[.S44]*[.$E44]+[.S45]*[.$E45])" table:style-name="ce5">
            <text:p>0,217</text:p>
          </table:table-cell>
          <table:table-cell office:value-type="float" office:value="0.5635" table:formula="of:=[.$D39]/1000*([.T40]*[.$E40]+[.T41]*[.$E41]+[.T42]*[.$E42]+[.T43]*[.$E43]+[.T44]*[.$E44]+[.T45]*[.$E45])" table:style-name="ce5">
            <text:p>0,5635</text:p>
          </table:table-cell>
          <table:table-cell office:value-type="float" office:value="0.51100000000000001" table:formula="of:=[.$D39]/1000*([.U40]*[.$E40]+[.U41]*[.$E41]+[.U42]*[.$E42]+[.U43]*[.$E43]+[.U44]*[.$E44]+[.U45]*[.$E45])" table:style-name="ce5">
            <text:p>0,511</text:p>
          </table:table-cell>
          <table:table-cell office:value-type="float" office:value="0.57750000000000001" table:formula="of:=[.$D39]/1000*([.V40]*[.$E40]+[.V41]*[.$E41]+[.V42]*[.$E42]+[.V43]*[.$E43]+[.V44]*[.$E44]+[.V45]*[.$E45])" table:style-name="ce5">
            <text:p>0,5775</text:p>
          </table:table-cell>
          <table:table-cell office:value-type="float" office:value="0" table:formula="of:=[.$D39]/1000*([.W40]*[.$E40]+[.W41]*[.$E41]+[.W42]*[.$E42]+[.W43]*[.$E43]+[.W44]*[.$E44]+[.W45]*[.$E45])" table:style-name="ce5">
            <text:p>0</text:p>
          </table:table-cell>
          <table:table-cell office:value-type="float" office:value="0" table:formula="of:=[.$D39]/1000*([.X40]*[.$E40]+[.X41]*[.$E41]+[.X42]*[.$E42]+[.X43]*[.$E43]+[.X44]*[.$E44]+[.X45]*[.$E45])" table:style-name="ce5">
            <text:p>0</text:p>
          </table:table-cell>
          <table:table-cell office:value-type="float" office:value="0" table:formula="of:=[.$D39]/1000*([.Y40]*[.$E40]+[.Y41]*[.$E41]+[.Y42]*[.$E42]+[.Y43]*[.$E43]+[.Y44]*[.$E44]+[.Y45]*[.$E45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7.1</text:p>
          </table:table-cell>
          <table:table-cell office:value-type="string" table:style-name="ce8">
            <text:p>Legibilidad. Escalonado</text:p>
          </table:table-cell>
          <table:table-cell table:style-name="ce9"/>
          <table:table-cell office:value-type="float" office:value="20" table:style-name="ce10">
            <text:p>20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7.2</text:p>
          </table:table-cell>
          <table:table-cell office:value-type="string" table:style-name="ce11">
            <text:p>Código chequeado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7.3</text:p>
          </table:table-cell>
          <table:table-cell office:value-type="string" table:style-name="ce8">
            <text:p>Comentarios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7.4</text:p>
          </table:table-cell>
          <table:table-cell office:value-type="string" table:style-name="ce8">
            <text:p>Optimización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Lo bueno si breve …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7.5</text:p>
          </table:table-cell>
          <table:table-cell office:value-type="string" table:style-name="ce11">
            <text:p>Uso de HTML 5</text:p>
          </table:table-cell>
          <table:table-cell table:style-name="ce9"/>
          <table:table-cell office:value-type="float" office:value="20" table:style-name="ce10">
            <text:p>20</text:p>
          </table:table-cell>
          <table:table-cell table:style-name="ce10"/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Header, nav, …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7.6</text:p>
          </table:table-cell>
          <table:table-cell office:value-type="string" table:style-name="ce11">
            <text:p>Etiquetas de la cabecera (metas, autor, …)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table:number-columns-repeated="2" table:style-name="ce10"/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number-columns-spanned="2" table:number-rows-spanned="1" table:style-name="ce15">
            <text:p>Código CSS</text:p>
          </table:table-cell>
          <table:covered-table-cell/>
          <table:table-cell office:value-type="float" office:value="0.7" table:style-name="ce2">
            <text:p>0,7</text:p>
          </table:table-cell>
          <table:table-cell office:value-type="float" office:value="100" table:formula="of:=SUM([.E48:.E54])" table:style-name="ce5">
            <text:p>100</text:p>
          </table:table-cell>
          <table:table-cell office:value-type="float" office:value="0.623" table:formula="of:=[.$D47]/1000*([.F48]*[.$E48]+[.F49]*[.$E49]+[.F50]*[.$E50]+[.F51]*[.$E51]+[.F52]*[.$E52]+[.F53]*[.$E53])" table:style-name="ce5">
            <text:p>0,623</text:p>
          </table:table-cell>
          <table:table-cell office:value-type="float" office:value="0.42699999999999999" table:formula="of:=[.$D47]/1000*([.G48]*[.$E48]+[.G49]*[.$E49]+[.G50]*[.$E50]+[.G51]*[.$E51]+[.G52]*[.$E52]+[.G53]*[.$E53])" table:style-name="ce5">
            <text:p>0,427</text:p>
          </table:table-cell>
          <table:table-cell office:value-type="float" office:value="0.60550000000000004" table:formula="of:=[.$D47]/1000*([.H48]*[.$E48]+[.H49]*[.$E49]+[.H50]*[.$E50]+[.H51]*[.$E51]+[.H52]*[.$E52]+[.H53]*[.$E53])" table:style-name="ce5">
            <text:p>0,6055</text:p>
          </table:table-cell>
          <table:table-cell office:value-type="float" office:value="0.48299999999999998" table:formula="of:=[.$D47]/1000*([.I48]*[.$E48]+[.I49]*[.$E49]+[.I50]*[.$E50]+[.I51]*[.$E51]+[.I52]*[.$E52]+[.I53]*[.$E53])" table:style-name="ce5">
            <text:p>0,483</text:p>
          </table:table-cell>
          <table:table-cell office:value-type="float" office:value="0.51800000000000002" table:formula="of:=[.$D47]/1000*([.J48]*[.$E48]+[.J49]*[.$E49]+[.J50]*[.$E50]+[.J51]*[.$E51]+[.J52]*[.$E52]+[.J53]*[.$E53])" table:style-name="ce5">
            <text:p>0,518</text:p>
          </table:table-cell>
          <table:table-cell office:value-type="float" office:value="0.54600000000000004" table:formula="of:=[.$D47]/1000*([.K48]*[.$E48]+[.K49]*[.$E49]+[.K50]*[.$E50]+[.K51]*[.$E51]+[.K52]*[.$E52]+[.K53]*[.$E53])" table:style-name="ce5">
            <text:p>0,546</text:p>
          </table:table-cell>
          <table:table-cell office:value-type="float" office:value="0.50749999999999995" table:formula="of:=[.$D47]/1000*([.L48]*[.$E48]+[.L49]*[.$E49]+[.L50]*[.$E50]+[.L51]*[.$E51]+[.L52]*[.$E52]+[.L53]*[.$E53])" table:style-name="ce5">
            <text:p>0,5075</text:p>
          </table:table-cell>
          <table:table-cell office:value-type="float" office:value="0.31850000000000001" table:formula="of:=[.$D47]/1000*([.M48]*[.$E48]+[.M49]*[.$E49]+[.M50]*[.$E50]+[.M51]*[.$E51]+[.M52]*[.$E52]+[.M53]*[.$E53])" table:style-name="ce5">
            <text:p>0,3185</text:p>
          </table:table-cell>
          <table:table-cell office:value-type="float" office:value="0.53900000000000003" table:formula="of:=[.$D47]/1000*([.N48]*[.$E48]+[.N49]*[.$E49]+[.N50]*[.$E50]+[.N51]*[.$E51]+[.N52]*[.$E52]+[.N53]*[.$E53])" table:style-name="ce5">
            <text:p>0,539</text:p>
          </table:table-cell>
          <table:table-cell office:value-type="float" office:value="0.60550000000000004" table:formula="of:=[.$D47]/1000*([.O48]*[.$E48]+[.O49]*[.$E49]+[.O50]*[.$E50]+[.O51]*[.$E51]+[.O52]*[.$E52]+[.O53]*[.$E53])" table:style-name="ce5">
            <text:p>0,6055</text:p>
          </table:table-cell>
          <table:table-cell office:value-type="float" office:value="0.35699999999999998" table:formula="of:=[.$D47]/1000*([.P48]*[.$E48]+[.P49]*[.$E49]+[.P50]*[.$E50]+[.P51]*[.$E51]+[.P52]*[.$E52]+[.P53]*[.$E53])" table:style-name="ce5">
            <text:p>0,357</text:p>
          </table:table-cell>
          <table:table-cell office:value-type="float" office:value="0.52500000000000002" table:formula="of:=[.$D47]/1000*([.Q48]*[.$E48]+[.Q49]*[.$E49]+[.Q50]*[.$E50]+[.Q51]*[.$E51]+[.Q52]*[.$E52]+[.Q53]*[.$E53])" table:style-name="ce5">
            <text:p>0,525</text:p>
          </table:table-cell>
          <table:table-cell office:value-type="float" office:value="0.54600000000000004" table:formula="of:=[.$D47]/1000*([.R48]*[.$E48]+[.R49]*[.$E49]+[.R50]*[.$E50]+[.R51]*[.$E51]+[.R52]*[.$E52]+[.R53]*[.$E53])" table:style-name="ce5">
            <text:p>0,546</text:p>
          </table:table-cell>
          <table:table-cell office:value-type="float" office:value="0.308" table:formula="of:=[.$D47]/1000*([.S48]*[.$E48]+[.S49]*[.$E49]+[.S50]*[.$E50]+[.S51]*[.$E51]+[.S52]*[.$E52]+[.S53]*[.$E53])" table:style-name="ce5">
            <text:p>0,308</text:p>
          </table:table-cell>
          <table:table-cell office:value-type="float" office:value="0.48299999999999998" table:formula="of:=[.$D47]/1000*([.T48]*[.$E48]+[.T49]*[.$E49]+[.T50]*[.$E50]+[.T51]*[.$E51]+[.T52]*[.$E52]+[.T53]*[.$E53])" table:style-name="ce5">
            <text:p>0,483</text:p>
          </table:table-cell>
          <table:table-cell office:value-type="float" office:value="0.51800000000000002" table:formula="of:=[.$D47]/1000*([.U48]*[.$E48]+[.U49]*[.$E49]+[.U50]*[.$E50]+[.U51]*[.$E51]+[.U52]*[.$E52]+[.U53]*[.$E53])" table:style-name="ce5">
            <text:p>0,518</text:p>
          </table:table-cell>
          <table:table-cell office:value-type="float" office:value="0.62649999999999995" table:formula="of:=[.$D47]/1000*([.V48]*[.$E48]+[.V49]*[.$E49]+[.V50]*[.$E50]+[.V51]*[.$E51]+[.V52]*[.$E52]+[.V53]*[.$E53])" table:style-name="ce5">
            <text:p>0,6265</text:p>
          </table:table-cell>
          <table:table-cell office:value-type="float" office:value="0" table:formula="of:=[.$D47]/1000*([.W48]*[.$E48]+[.W49]*[.$E49]+[.W50]*[.$E50]+[.W51]*[.$E51]+[.W52]*[.$E52]+[.W53]*[.$E53])" table:style-name="ce5">
            <text:p>0</text:p>
          </table:table-cell>
          <table:table-cell office:value-type="float" office:value="0" table:formula="of:=[.$D47]/1000*([.X48]*[.$E48]+[.X49]*[.$E49]+[.X50]*[.$E50]+[.X51]*[.$E51]+[.X52]*[.$E52]+[.X53]*[.$E53])" table:style-name="ce5">
            <text:p>0</text:p>
          </table:table-cell>
          <table:table-cell office:value-type="float" office:value="0" table:formula="of:=[.$D47]/1000*([.Y48]*[.$E48]+[.Y49]*[.$E49]+[.Y50]*[.$E50]+[.Y51]*[.$E51]+[.Y52]*[.$E52]+[.Y53]*[.$E53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8.1</text:p>
          </table:table-cell>
          <table:table-cell office:value-type="string" table:style-name="ce11">
            <text:p>Legibilidad. Escalonado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8.2</text:p>
          </table:table-cell>
          <table:table-cell office:value-type="string" table:style-name="ce8">
            <text:p>Ordenación de lo general a lo concreto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8.3</text:p>
          </table:table-cell>
          <table:table-cell office:value-type="string" table:style-name="ce8">
            <text:p>Comentarios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8.4</text:p>
          </table:table-cell>
          <table:table-cell office:value-type="string" table:style-name="ce11">
            <text:p>Uso de Bootstrap (NO)</text:p>
          </table:table-cell>
          <table:table-cell table:style-name="ce9"/>
          <table:table-cell table:style-name="ce10"/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8.5</text:p>
          </table:table-cell>
          <table:table-cell office:value-type="string" table:style-name="ce8">
            <text:p>Código chequeado</text:p>
          </table:table-cell>
          <table:table-cell table:style-name="ce9"/>
          <table:table-cell office:value-type="float" office:value="30" table:style-name="ce10">
            <text:p>3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8.6</text:p>
          </table:table-cell>
          <table:table-cell office:value-type="string" table:style-name="ce8">
            <text:p>Redundancias y uso de IMPORTANT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table:style-name="ce10"/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string" table:number-columns-spanned="2" table:number-rows-spanned="1" table:style-name="ce15">
            <text:p>Organización de ficheros</text:p>
          </table:table-cell>
          <table:covered-table-cell/>
          <table:table-cell office:value-type="float" office:value="0.3" table:style-name="ce2">
            <text:p>0,3</text:p>
          </table:table-cell>
          <table:table-cell office:value-type="float" office:value="100" table:formula="of:=SUM([.E56:.E58])" table:style-name="ce5">
            <text:p>100</text:p>
          </table:table-cell>
          <table:table-cell office:value-type="float" office:value="0.24599999999999997" table:formula="of:=[.$D55]/1000*([.F56]*[.$E56]+[.F57]*[.$E57])" table:style-name="ce5">
            <text:p>0,246</text:p>
          </table:table-cell>
          <table:table-cell office:value-type="float" office:value="0.3" table:formula="of:=[.$D55]/1000*([.G56]*[.$E56]+[.G57]*[.$E57])" table:style-name="ce5">
            <text:p>0,3</text:p>
          </table:table-cell>
          <table:table-cell office:value-type="float" office:value="0.26399999999999996" table:formula="of:=[.$D55]/1000*([.H56]*[.$E56]+[.H57]*[.$E57])" table:style-name="ce5">
            <text:p>0,264</text:p>
          </table:table-cell>
          <table:table-cell office:value-type="float" office:value="0.3" table:formula="of:=[.$D55]/1000*([.I56]*[.$E56]+[.I57]*[.$E57])" table:style-name="ce5">
            <text:p>0,3</text:p>
          </table:table-cell>
          <table:table-cell office:value-type="float" office:value="0.3" table:formula="of:=[.$D55]/1000*([.J56]*[.$E56]+[.J57]*[.$E57])" table:style-name="ce5">
            <text:p>0,3</text:p>
          </table:table-cell>
          <table:table-cell office:value-type="float" office:value="0.26399999999999996" table:formula="of:=[.$D55]/1000*([.K56]*[.$E56]+[.K57]*[.$E57])" table:style-name="ce5">
            <text:p>0,264</text:p>
          </table:table-cell>
          <table:table-cell office:value-type="float" office:value="0.3" table:formula="of:=[.$D55]/1000*([.L56]*[.$E56]+[.L57]*[.$E57])" table:style-name="ce5">
            <text:p>0,3</text:p>
          </table:table-cell>
          <table:table-cell office:value-type="float" office:value="0.3" table:formula="of:=[.$D55]/1000*([.M56]*[.$E56]+[.M57]*[.$E57])" table:style-name="ce5">
            <text:p>0,3</text:p>
          </table:table-cell>
          <table:table-cell office:value-type="float" office:value="0.3" table:formula="of:=[.$D55]/1000*([.N56]*[.$E56]+[.N57]*[.$E57])" table:style-name="ce5">
            <text:p>0,3</text:p>
          </table:table-cell>
          <table:table-cell office:value-type="float" office:value="0.3" table:formula="of:=[.$D55]/1000*([.O56]*[.$E56]+[.O57]*[.$E57])" table:style-name="ce5">
            <text:p>0,3</text:p>
          </table:table-cell>
          <table:table-cell office:value-type="float" office:value="0.21" table:formula="of:=[.$D55]/1000*([.P56]*[.$E56]+[.P57]*[.$E57])" table:style-name="ce5">
            <text:p>0,21</text:p>
          </table:table-cell>
          <table:table-cell office:value-type="float" office:value="0.3" table:formula="of:=[.$D55]/1000*([.Q56]*[.$E56]+[.Q57]*[.$E57])" table:style-name="ce5">
            <text:p>0,3</text:p>
          </table:table-cell>
          <table:table-cell office:value-type="float" office:value="0.3" table:formula="of:=[.$D55]/1000*([.R56]*[.$E56]+[.R57]*[.$E57])" table:style-name="ce5">
            <text:p>0,3</text:p>
          </table:table-cell>
          <table:table-cell office:value-type="float" office:value="0.3" table:formula="of:=[.$D55]/1000*([.S56]*[.$E56]+[.S57]*[.$E57])" table:style-name="ce5">
            <text:p>0,3</text:p>
          </table:table-cell>
          <table:table-cell office:value-type="float" office:value="0.25799999999999995" table:formula="of:=[.$D55]/1000*([.T56]*[.$E56]+[.T57]*[.$E57])" table:style-name="ce5">
            <text:p>0,258</text:p>
          </table:table-cell>
          <table:table-cell office:value-type="float" office:value="0.3" table:formula="of:=[.$D55]/1000*([.U56]*[.$E56]+[.U57]*[.$E57])" table:style-name="ce5">
            <text:p>0,3</text:p>
          </table:table-cell>
          <table:table-cell office:value-type="float" office:value="0.3" table:formula="of:=[.$D55]/1000*([.V56]*[.$E56]+[.V57]*[.$E57])" table:style-name="ce5">
            <text:p>0,3</text:p>
          </table:table-cell>
          <table:table-cell office:value-type="float" office:value="0" table:formula="of:=[.$D55]/1000*([.W56]*[.$E56]+[.W57]*[.$E57])" table:style-name="ce5">
            <text:p>0</text:p>
          </table:table-cell>
          <table:table-cell office:value-type="float" office:value="0" table:formula="of:=[.$D55]/1000*([.X56]*[.$E56]+[.X57]*[.$E57])" table:style-name="ce5">
            <text:p>0</text:p>
          </table:table-cell>
          <table:table-cell office:value-type="float" office:value="0" table:formula="of:=[.$D55]/1000*([.Y56]*[.$E56]+[.Y57]*[.$E57])" table:style-name="ce5">
            <text:p>0</text:p>
          </table:table-cell>
          <table:table-cell table:style-name="ce6"/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9.1</text:p>
          </table:table-cell>
          <table:table-cell office:value-type="string" table:style-name="ce8">
            <text:p>Jerarquía de carpetas adecuada</text:p>
          </table:table-cell>
          <table:table-cell table:style-name="ce9"/>
          <table:table-cell office:value-type="float" office:value="60" table:style-name="ce10">
            <text:p>6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9.2</text:p>
          </table:table-cell>
          <table:table-cell office:value-type="string" table:style-name="ce8">
            <text:p>Nombres de ficheros sin caracteres problemáticos</text:p>
          </table:table-cell>
          <table:table-cell table:style-name="ce9"/>
          <table:table-cell office:value-type="float" office:value="40" table:style-name="ce10">
            <text:p>4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Mal uso de espacios, letras acentuadas, eñes, …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table:number-columns-repeated="2" table:style-name="ce8"/>
          <table:table-cell table:style-name="ce9"/>
          <table:table-cell table:number-columns-repeated="21" table:style-name="ce10"/>
          <table:table-cell table:style-name="ce8"/>
          <table:table-cell table:number-columns-repeated="16358" table:style-name="ce1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string" table:number-columns-spanned="2" table:number-rows-spanned="1" table:style-name="ce15">
            <text:p>Documentación</text:p>
          </table:table-cell>
          <table:covered-table-cell/>
          <table:table-cell office:value-type="float" office:value="2.8" table:style-name="ce2">
            <text:p>2,8</text:p>
          </table:table-cell>
          <table:table-cell office:value-type="float" office:value="100" table:formula="of:=SUM([.E60:.E69])" table:style-name="ce5">
            <text:p>100</text:p>
          </table:table-cell>
          <table:table-cell office:value-type="float" office:value="2.492" table:formula="of:=[.$D59]/1000*([.F60]*[.$E60]+[.F61]*[.$E61]+[.F62]*[.$E62]+[.F63]*[.$E63]+[.F64]*[.$E64]+[.F65]*[.$E65]+[.F66]*[.$E66]+[.F67]*[.$E67]+[.F68]*[.$E68]+[.F69]*[.$E69])" table:style-name="ce5">
            <text:p>2,492</text:p>
          </table:table-cell>
          <table:table-cell office:value-type="float" office:value="0.504" table:formula="of:=[.$D59]/1000*([.G60]*[.$E60]+[.G61]*[.$E61]+[.G62]*[.$E62]+[.G63]*[.$E63]+[.G64]*[.$E64]+[.G65]*[.$E65]+[.G66]*[.$E66]+[.G67]*[.$E67]+[.G68]*[.$E68]+[.G69]*[.$E69])" table:style-name="ce5">
            <text:p>0,504</text:p>
          </table:table-cell>
          <table:table-cell office:value-type="float" office:value="1.8759999999999999" table:formula="of:=[.$D59]/1000*([.H60]*[.$E60]+[.H61]*[.$E61]+[.H62]*[.$E62]+[.H63]*[.$E63]+[.H64]*[.$E64]+[.H65]*[.$E65]+[.H66]*[.$E66]+[.H67]*[.$E67]+[.H68]*[.$E68]+[.H69]*[.$E69])" table:style-name="ce5">
            <text:p>1,876</text:p>
          </table:table-cell>
          <table:table-cell office:value-type="float" office:value="2.66" table:formula="of:=[.$D59]/1000*([.I60]*[.$E60]+[.I61]*[.$E61]+[.I62]*[.$E62]+[.I63]*[.$E63]+[.I64]*[.$E64]+[.I65]*[.$E65]+[.I66]*[.$E66]+[.I67]*[.$E67]+[.I68]*[.$E68]+[.I69]*[.$E69])" table:style-name="ce5">
            <text:p>2,66</text:p>
          </table:table-cell>
          <table:table-cell office:value-type="float" office:value="1.8480000000000001" table:formula="of:=[.$D59]/1000*([.J60]*[.$E60]+[.J61]*[.$E61]+[.J62]*[.$E62]+[.J63]*[.$E63]+[.J64]*[.$E64]+[.J65]*[.$E65]+[.J66]*[.$E66]+[.J67]*[.$E67]+[.J68]*[.$E68]+[.J69]*[.$E69])" table:style-name="ce5">
            <text:p>1,848</text:p>
          </table:table-cell>
          <table:table-cell office:value-type="float" office:value="2.1139999999999999" table:formula="of:=[.$D59]/1000*([.K60]*[.$E60]+[.K61]*[.$E61]+[.K62]*[.$E62]+[.K63]*[.$E63]+[.K64]*[.$E64]+[.K65]*[.$E65]+[.K66]*[.$E66]+[.K67]*[.$E67]+[.K68]*[.$E68]+[.K69]*[.$E69])" table:style-name="ce5">
            <text:p>2,114</text:p>
          </table:table-cell>
          <table:table-cell office:value-type="float" office:value="0.68599999999999994" table:formula="of:=[.$D59]/1000*([.L60]*[.$E60]+[.L61]*[.$E61]+[.L62]*[.$E62]+[.L63]*[.$E63]+[.L64]*[.$E64]+[.L65]*[.$E65]+[.L66]*[.$E66]+[.L67]*[.$E67]+[.L68]*[.$E68]+[.L69]*[.$E69])" table:style-name="ce5">
            <text:p>0,686</text:p>
          </table:table-cell>
          <table:table-cell office:value-type="float" office:value="1.1479999999999999" table:formula="of:=[.$D59]/1000*([.M60]*[.$E60]+[.M61]*[.$E61]+[.M62]*[.$E62]+[.M63]*[.$E63]+[.M64]*[.$E64]+[.M65]*[.$E65]+[.M66]*[.$E66]+[.M67]*[.$E67]+[.M68]*[.$E68]+[.M69]*[.$E69])" table:style-name="ce5">
            <text:p>1,148</text:p>
          </table:table-cell>
          <table:table-cell office:value-type="float" office:value="2.4779999999999998" table:formula="of:=[.$D59]/1000*([.N60]*[.$E60]+[.N61]*[.$E61]+[.N62]*[.$E62]+[.N63]*[.$E63]+[.N64]*[.$E64]+[.N65]*[.$E65]+[.N66]*[.$E66]+[.N67]*[.$E67]+[.N68]*[.$E68]+[.N69]*[.$E69])" table:style-name="ce5">
            <text:p>2,478</text:p>
          </table:table-cell>
          <table:table-cell office:value-type="float" office:value="2.6739999999999999" table:formula="of:=[.$D59]/1000*([.O60]*[.$E60]+[.O61]*[.$E61]+[.O62]*[.$E62]+[.O63]*[.$E63]+[.O64]*[.$E64]+[.O65]*[.$E65]+[.O66]*[.$E66]+[.O67]*[.$E67]+[.O68]*[.$E68]+[.O69]*[.$E69])" table:style-name="ce5">
            <text:p>2,674</text:p>
          </table:table-cell>
          <table:table-cell office:value-type="float" office:value="0.16800000000000001" table:formula="of:=[.$D59]/1000*([.P60]*[.$E60]+[.P61]*[.$E61]+[.P62]*[.$E62]+[.P63]*[.$E63]+[.P64]*[.$E64]+[.P65]*[.$E65]+[.P66]*[.$E66]+[.P67]*[.$E67]+[.P68]*[.$E68]+[.P69]*[.$E69])" table:style-name="ce5">
            <text:p>0,168</text:p>
          </table:table-cell>
          <table:table-cell office:value-type="float" office:value="2.0579999999999998" table:formula="of:=[.$D59]/1000*([.Q60]*[.$E60]+[.Q61]*[.$E61]+[.Q62]*[.$E62]+[.Q63]*[.$E63]+[.Q64]*[.$E64]+[.Q65]*[.$E65]+[.Q66]*[.$E66]+[.Q67]*[.$E67]+[.Q68]*[.$E68]+[.Q69]*[.$E69])" table:style-name="ce5">
            <text:p>2,058</text:p>
          </table:table-cell>
          <table:table-cell office:value-type="float" office:value="2.0299999999999998" table:formula="of:=[.$D59]/1000*([.R60]*[.$E60]+[.R61]*[.$E61]+[.R62]*[.$E62]+[.R63]*[.$E63]+[.R64]*[.$E64]+[.R65]*[.$E65]+[.R66]*[.$E66]+[.R67]*[.$E67]+[.R68]*[.$E68]+[.R69]*[.$E69])" table:style-name="ce5">
            <text:p>2,03</text:p>
          </table:table-cell>
          <table:table-cell office:value-type="float" office:value="1.9179999999999999" table:formula="of:=[.$D59]/1000*([.S60]*[.$E60]+[.S61]*[.$E61]+[.S62]*[.$E62]+[.S63]*[.$E63]+[.S64]*[.$E64]+[.S65]*[.$E65]+[.S66]*[.$E66]+[.S67]*[.$E67]+[.S68]*[.$E68]+[.S69]*[.$E69])" table:style-name="ce5">
            <text:p>1,918</text:p>
          </table:table-cell>
          <table:table-cell office:value-type="float" office:value="2.31" table:formula="of:=[.$D59]/1000*([.T60]*[.$E60]+[.T61]*[.$E61]+[.T62]*[.$E62]+[.T63]*[.$E63]+[.T64]*[.$E64]+[.T65]*[.$E65]+[.T66]*[.$E66]+[.T67]*[.$E67]+[.T68]*[.$E68]+[.T69]*[.$E69])" table:style-name="ce5">
            <text:p>2,31</text:p>
          </table:table-cell>
          <table:table-cell office:value-type="float" office:value="2.3239999999999998" table:formula="of:=[.$D59]/1000*([.U60]*[.$E60]+[.U61]*[.$E61]+[.U62]*[.$E62]+[.U63]*[.$E63]+[.U64]*[.$E64]+[.U65]*[.$E65]+[.U66]*[.$E66]+[.U67]*[.$E67]+[.U68]*[.$E68]+[.U69]*[.$E69])" table:style-name="ce5">
            <text:p>2,324</text:p>
          </table:table-cell>
          <table:table-cell office:value-type="float" office:value="2.52" table:formula="of:=[.$D59]/1000*([.V60]*[.$E60]+[.V61]*[.$E61]+[.V62]*[.$E62]+[.V63]*[.$E63]+[.V64]*[.$E64]+[.V65]*[.$E65]+[.V66]*[.$E66]+[.V67]*[.$E67]+[.V68]*[.$E68]+[.V69]*[.$E69])" table:style-name="ce5">
            <text:p>2,52</text:p>
          </table:table-cell>
          <table:table-cell office:value-type="float" office:value="0" table:formula="of:=[.$D59]/1000*([.W60]*[.$E60]+[.W61]*[.$E61]+[.W62]*[.$E62]+[.W63]*[.$E63]+[.W64]*[.$E64]+[.W65]*[.$E65]+[.W68]*[.$E68]+[.W69]*[.$E69])" table:style-name="ce5">
            <text:p>0</text:p>
          </table:table-cell>
          <table:table-cell office:value-type="float" office:value="0" table:formula="of:=[.$D59]/1000*([.X60]*[.$E60]+[.X61]*[.$E61]+[.X62]*[.$E62]+[.X63]*[.$E63]+[.X64]*[.$E64]+[.X65]*[.$E65]+[.X68]*[.$E68]+[.X69]*[.$E69])" table:style-name="ce5">
            <text:p>0</text:p>
          </table:table-cell>
          <table:table-cell office:value-type="float" office:value="0" table:formula="of:=[.$D59]/1000*([.Y60]*[.$E60]+[.Y61]*[.$E61]+[.Y62]*[.$E62]+[.Y63]*[.$E63]+[.Y64]*[.$E64]+[.Y65]*[.$E65]+[.Y68]*[.$E68]+[.Y69]*[.$E69])" table:style-name="ce5">
            <text:p>0</text:p>
          </table:table-cell>
          <table:table-cell office:value-type="string" table:style-name="ce6">
            <text:p>Recogerá lo que no se ve (efecto del menú, etc)</text:p>
          </table:table-cell>
          <table:table-cell table:number-columns-repeated="991" table:style-name="ce7"/>
          <table:table-cell table:number-columns-repeated="15367"/>
        </table:table-row>
        <table:table-row table:style-name="ro3">
          <table:table-cell table:style-name="ce2"/>
          <table:table-cell office:value-type="string" table:style-name="ce8">
            <text:p>10.1</text:p>
          </table:table-cell>
          <table:table-cell office:value-type="string" table:style-name="ce8">
            <text:p>Portada y contraportada</text:p>
          </table:table-cell>
          <table:table-cell table:style-name="ce9"/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0.2</text:p>
          </table:table-cell>
          <table:table-cell office:value-type="string" table:style-name="ce8">
            <text:p>Índice</text:p>
          </table:table-cell>
          <table:table-cell table:style-name="ce9"/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0.3</text:p>
          </table:table-cell>
          <table:table-cell office:value-type="string" table:style-name="ce8">
            <text:p>Páginas y documentación consultada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0"/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table:style-name="ce10"/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0.4</text:p>
          </table:table-cell>
          <table:table-cell office:value-type="string" table:style-name="ce8">
            <text:p>Guía de estilo (con los subapartados oportunos)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Muy sencilla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0.5</text:p>
          </table:table-cell>
          <table:table-cell office:value-type="string" table:style-name="ce8">
            <text:p>Imágenes. Procedencia, tratamiento y utilidades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office:value-type="string" table:style-name="ce8">
            <text:p>Describir tratamiento realizado</text:p>
          </table:table-cell>
          <table:table-cell table:number-columns-repeated="16358" table:style-name="ce1"/>
        </table:table-row>
        <table:table-row table:style-name="ro3">
          <table:table-cell table:style-name="ce2"/>
          <table:table-cell office:value-type="string" table:style-name="ce8">
            <text:p>10.6</text:p>
          </table:table-cell>
          <table:table-cell office:value-type="string" table:style-name="ce8">
            <text:p>Chequeo de código. Utilidades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table:style-name="ce10"/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table:number-columns-repeated="3" table:style-name="ce10"/>
          <table:table-cell table:style-name="ce8"/>
          <table:table-cell table:number-columns-repeated="16358"/>
        </table:table-row>
        <table:table-row table:style-name="ro3">
          <table:table-cell table:style-name="ce2"/>
          <table:table-cell office:value-type="string" table:style-name="ce8">
            <text:p>10.7</text:p>
          </table:table-cell>
          <table:table-cell office:value-type="string" table:style-name="ce8">
            <text:p>Elementos de usabilidad. Chequeo/evaluación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table:number-columns-repeated="3" table:style-name="ce10"/>
          <table:table-cell table:style-name="ce8"/>
          <table:table-cell table:number-columns-repeated="16358"/>
        </table:table-row>
        <table:table-row table:style-name="ro3">
          <table:table-cell table:style-name="ce2"/>
          <table:table-cell office:value-type="string" table:style-name="ce8">
            <text:p>10.8</text:p>
          </table:table-cell>
          <table:table-cell office:value-type="string" table:style-name="ce8">
            <text:p>Elementos de Accesibilidad. Chequeo/evaluación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table:number-columns-repeated="3" table:style-name="ce10"/>
          <table:table-cell table:style-name="ce8"/>
          <table:table-cell table:number-columns-repeated="16358"/>
        </table:table-row>
        <table:table-row table:style-name="ro3">
          <table:table-cell table:style-name="ce2"/>
          <table:table-cell office:value-type="string" table:style-name="ce8">
            <text:p>10.9</text:p>
          </table:table-cell>
          <table:table-cell office:value-type="string" table:style-name="ce8">
            <text:p>Chequeo de RWD. Utilidades</text:p>
          </table:table-cell>
          <table:table-cell table:style-name="ce9"/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table:number-columns-repeated="3" table:style-name="ce10"/>
          <table:table-cell table:style-name="ce8"/>
          <table:table-cell table:number-columns-repeated="16358"/>
        </table:table-row>
        <table:table-row table:style-name="ro3">
          <table:table-cell table:style-name="ce2"/>
          <table:table-cell office:value-type="string" table:style-name="ce8">
            <text:p>10.10</text:p>
          </table:table-cell>
          <table:table-cell office:value-type="string" table:style-name="ce8">
            <text:p>Autoevaluación</text:p>
          </table:table-cell>
          <table:table-cell table:style-name="ce9"/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table:number-columns-repeated="3" table:style-name="ce10"/>
          <table:table-cell table:style-name="ce8"/>
          <table:table-cell table:number-columns-repeated="16358"/>
        </table:table-row>
        <table:table-row table:style-name="ro3">
          <table:table-cell table:style-name="ce2"/>
          <table:table-cell table:number-columns-repeated="2" table:style-name="ce6"/>
          <table:table-cell office:value-type="float" office:value="10" table:formula="of:=SUM([.D3:.D69])" table:style-name="ce2">
            <text:p>10</text:p>
          </table:table-cell>
          <table:table-cell table:style-name="ce5"/>
          <table:table-cell office:value-type="float" office:value="7.9625000000000004" table:formula="of:=[.F3]+[.F12]+[.F16]+[.F21]+[.F27]+[.F33]+[.F39]+[.F47]+[.F55]+[.F59]" table:style-name="ce5">
            <text:p>7,9625</text:p>
          </table:table-cell>
          <table:table-cell office:value-type="float" office:value="5.2654999999999994" table:formula="of:=[.G3]+[.G12]+[.G16]+[.G21]+[.G27]+[.G33]+[.G39]+[.G47]+[.G55]+[.G59]" table:style-name="ce5">
            <text:p>5,2655</text:p>
          </table:table-cell>
          <table:table-cell office:value-type="float" office:value="7.5315000000000012" table:formula="of:=[.H3]+[.H12]+[.H16]+[.H21]+[.H27]+[.H33]+[.H39]+[.H47]+[.H55]+[.H59]" table:style-name="ce5">
            <text:p>7,5315</text:p>
          </table:table-cell>
          <table:table-cell office:value-type="float" office:value="7.0839999999999996" table:formula="of:=[.I3]+[.I12]+[.I16]+[.I21]+[.I27]+[.I33]+[.I39]+[.I47]+[.I55]+[.I59]" table:style-name="ce5">
            <text:p>7,084</text:p>
          </table:table-cell>
          <table:table-cell office:value-type="float" office:value="7.4799999999999995" table:formula="of:=[.J3]+[.J12]+[.J16]+[.J21]+[.J27]+[.J33]+[.J39]+[.J47]+[.J55]+[.J59]" table:style-name="ce5">
            <text:p>7,48</text:p>
          </table:table-cell>
          <table:table-cell office:value-type="float" office:value="4.7524999999999995" table:formula="of:=[.K3]+[.K12]+[.K16]+[.K21]+[.K27]+[.K33]+[.K39]+[.K47]+[.K55]+[.K59]" table:style-name="ce5">
            <text:p>4,7525</text:p>
          </table:table-cell>
          <table:table-cell office:value-type="float" office:value="6.4074999999999998" table:formula="of:=[.L3]+[.L12]+[.L16]+[.L21]+[.L27]+[.L33]+[.L39]+[.L47]+[.L55]+[.L59]" table:style-name="ce5">
            <text:p>6,4075</text:p>
          </table:table-cell>
          <table:table-cell office:value-type="float" office:value="5.5004999999999997" table:formula="of:=[.M3]+[.M12]+[.M16]+[.M21]+[.M27]+[.M33]+[.M39]+[.M47]+[.M55]+[.M59]" table:style-name="ce5">
            <text:p>5,5005</text:p>
          </table:table-cell>
          <table:table-cell office:value-type="float" office:value="7.9615" table:formula="of:=[.N3]+[.N12]+[.N16]+[.N21]+[.N27]+[.N33]+[.N39]+[.N47]+[.N55]+[.N59]" table:style-name="ce5">
            <text:p>7,9615</text:p>
          </table:table-cell>
          <table:table-cell office:value-type="float" office:value="8.9295000000000009" table:formula="of:=[.O3]+[.O12]+[.O16]+[.O21]+[.O27]+[.O33]+[.O39]+[.O47]+[.O55]+[.O59]" table:style-name="ce5">
            <text:p>8,9295</text:p>
          </table:table-cell>
          <table:table-cell office:value-type="float" office:value="2.8870000000000005" table:formula="of:=[.P3]+[.P12]+[.P16]+[.P21]+[.P27]+[.P33]+[.P39]+[.P47]+[.P55]+[.P59]" table:style-name="ce5">
            <text:p>2,887</text:p>
          </table:table-cell>
          <table:table-cell office:value-type="float" office:value="7.2414999999999994" table:formula="of:=[.Q3]+[.Q12]+[.Q16]+[.Q21]+[.Q27]+[.Q33]+[.Q39]+[.Q47]+[.Q55]+[.Q59]" table:style-name="ce5">
            <text:p>7,2415</text:p>
          </table:table-cell>
          <table:table-cell office:value-type="float" office:value="7.1464999999999996" table:formula="of:=[.R3]+[.R12]+[.R16]+[.R21]+[.R27]+[.R33]+[.R39]+[.R47]+[.R55]+[.R59]" table:style-name="ce5">
            <text:p>7,1465</text:p>
          </table:table-cell>
          <table:table-cell office:value-type="float" office:value="6.6829999999999998" table:formula="of:=[.S3]+[.S12]+[.S16]+[.S21]+[.S27]+[.S33]+[.S39]+[.S47]+[.S55]+[.S59]" table:style-name="ce5">
            <text:p>6,683</text:p>
          </table:table-cell>
          <table:table-cell office:value-type="float" office:value="7.2969999999999988" table:formula="of:=[.T3]+[.T12]+[.T16]+[.T21]+[.T27]+[.T33]+[.T39]+[.T47]+[.T55]+[.T59]" table:style-name="ce5">
            <text:p>7,297</text:p>
          </table:table-cell>
          <table:table-cell office:value-type="float" office:value="7.8829999999999991" table:formula="of:=[.U3]+[.U12]+[.U16]+[.U21]+[.U27]+[.U33]+[.U39]+[.U47]+[.U55]+[.U59]" table:style-name="ce5">
            <text:p>7,883</text:p>
          </table:table-cell>
          <table:table-cell office:value-type="float" office:value="9.3665000000000003" table:formula="of:=[.V3]+[.V12]+[.V16]+[.V21]+[.V27]+[.V33]+[.V39]+[.V47]+[.V55]+[.V59]" table:style-name="ce5">
            <text:p>9,3665</text:p>
          </table:table-cell>
          <table:table-cell office:value-type="float" office:value="0" table:formula="of:=[.W3]+[.W12]+[.W16]+[.W21]+[.W27]+[.W33]+[.W39]+[.W47]+[.W55]+[.W59]" table:style-name="ce5">
            <text:p>0</text:p>
          </table:table-cell>
          <table:table-cell office:value-type="float" office:value="0" table:formula="of:=[.X3]+[.X12]+[.X16]+[.X21]+[.X27]+[.X33]+[.X39]+[.X47]+[.X55]+[.X59]" table:style-name="ce5">
            <text:p>0</text:p>
          </table:table-cell>
          <table:table-cell office:value-type="float" office:value="0" table:formula="of:=[.Y3]+[.Y12]+[.Y16]+[.Y21]+[.Y27]+[.Y33]+[.Y39]+[.Y47]+[.Y55]+[.Y59]" table:style-name="ce5">
            <text:p>0</text:p>
          </table:table-cell>
          <table:table-cell table:style-name="ce6"/>
          <table:table-cell table:number-columns-repeated="16358" table:style-name="ce7"/>
        </table:table-row>
        <table:table-row table:style-name="ro3">
          <table:table-cell table:style-name="ce4"/>
          <table:table-cell table:number-columns-repeated="2" table:style-name="ce1"/>
          <table:table-cell table:number-columns-repeated="14" table:style-name="ce12"/>
          <table:table-cell table:number-columns-repeated="16367" table:style-name="ce1"/>
        </table:table-row>
        <table:table-row table:number-rows-repeated="104850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393700787401575in" fo:margin-right="0.393700787401575in" style:print-orientation="landscape" style:print-page-order="ltr" style:first-page-number="1" style:scale-to="6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W</dc:creator>
    <meta:creation-date>2015-11-19T18:45:43Z</meta:creation-date>
    <dc:date>2017-11-17T13:25:40Z</dc:date>
    <meta:editing-cycles>15</meta:editing-cycles>
    <meta:editing-duration>PT17180S</meta:editing-duration>
  </office:meta>
</office:document-meta>
</file>